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B000000377042F323811834DA6.png" manifest:media-type="image/png"/>
  <manifest:file-entry manifest:full-path="Pictures/10000001000002190000017C1292B209BFB5D29D.png" manifest:media-type="image/png"/>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aadcf7" draw:textarea-horizontal-align="justify" draw:textarea-vertical-align="middle" draw:auto-grow-height="false" fo:min-height="0.75cm" fo:min-width="0.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95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0.957cm"/>
      <style:paragraph-properties style:writing-mode="lr-tb"/>
    </style:style>
    <style:style style:name="gr5" style:family="graphic" style:parent-style-name="standard">
      <style:graphic-properties draw:stroke="none" draw:fill-color="#f9cfb5" draw:textarea-horizontal-align="justify" draw:textarea-vertical-align="middle" draw:auto-grow-height="false" fo:min-height="1.164cm" fo:min-width="0.914cm"/>
      <style:paragraph-properties style:writing-mode="lr-tb"/>
    </style:style>
    <style:style style:name="gr6" style:family="graphic" style:parent-style-name="standard">
      <style:graphic-properties draw:stroke="none" draw:textarea-horizontal-align="justify" draw:textarea-vertical-align="middle" draw:auto-grow-height="false" fo:min-height="1.164cm" fo:min-width="0.9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8"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9" style:family="graphic" style:parent-style-name="objectwithoutfill">
      <style:graphic-properties svg:stroke-width="0.212cm" svg:stroke-color="#000000" draw:marker-start-width="0.518cm" draw:marker-end="Extrémités_20_de_20_flèche_20_2" draw:marker-end-width="0.618cm" draw:fill="none" draw:textarea-vertical-align="middle" fo:padding-top="0.231cm" fo:padding-bottom="0.231cm" fo:padding-left="0.356cm" fo:padding-right="0.356cm"/>
    </style:style>
    <style:style style:name="gr10" style:family="graphic" style:parent-style-name="objectwithoutfill">
      <style:graphic-properties svg:stroke-width="0.212cm" svg:stroke-color="#000000" draw:marker-start-width="0.518cm" draw:marker-end="Extrémités_20_de_20_flèche_20_3"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1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13" style:family="graphic" style:parent-style-name="objectwithoutfill">
      <style:graphic-properties svg:stroke-width="0.212cm" svg:stroke-color="#000000" draw:marker-start-width="0.518cm" draw:marker-end="Extrémités_20_de_20_flèche_20_12" draw:marker-end-width="0.618cm" draw:fill="none" draw:textarea-vertical-align="middle" fo:padding-top="0.231cm" fo:padding-bottom="0.231cm" fo:padding-left="0.356cm" fo:padding-right="0.356cm"/>
    </style:style>
    <style:style style:name="gr14" style:family="graphic" style:parent-style-name="objectwithoutfill">
      <style:graphic-properties svg:stroke-width="0.212cm" svg:stroke-color="#000000" draw:marker-start-width="0.518cm" draw:marker-end="Extrémités_20_de_20_flèche_20_13" draw:marker-end-width="0.618cm" draw:fill="none" draw:textarea-vertical-align="middle" fo:padding-top="0.231cm" fo:padding-bottom="0.231cm" fo:padding-left="0.356cm" fo:padding-right="0.356cm"/>
    </style:style>
    <style:style style:name="gr15" style:family="graphic" style:parent-style-name="objectwithoutfill">
      <style:graphic-properties svg:stroke-width="0.212cm" svg:stroke-color="#000000" draw:marker-start-width="0.518cm" draw:marker-end="Extrémités_20_de_20_flèche_20_14" draw:marker-end-width="0.6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0.7cm"/>
      <style:paragraph-properties style:writing-mode="lr-tb"/>
    </style:style>
    <style:style style:name="gr17" style:family="graphic">
      <style:graphic-properties style:protect="size"/>
    </style:style>
    <style:style style:name="gr18" style:family="graphic" style:parent-style-name="standard">
      <style:graphic-properties draw:stroke="none" draw:fill-color="#ccf4c6" draw:textarea-horizontal-align="justify" draw:textarea-vertical-align="middle" draw:auto-grow-height="false" fo:min-height="5.718cm" fo:min-width="9.952cm" fo:wrap-option="wrap"/>
    </style:style>
    <style:style style:name="gr19"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20" style:family="graphic" style:parent-style-name="standard">
      <style:graphic-properties draw:stroke="none" draw:fill-color="#0369a3" draw:textarea-horizontal-align="justify" draw:textarea-vertical-align="middle" draw:auto-grow-height="false" fo:min-height="2.896cm" fo:min-width="3.904cm"/>
    </style:style>
    <style:style style:name="gr21" style:family="graphic" style:parent-style-name="standard">
      <style:graphic-properties draw:stroke="none" draw:fill-color="#fde9a9"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81cm"/>
      <style:paragraph-properties style:writing-mode="lr-tb"/>
    </style:style>
    <style:style style:name="gr23" style:family="graphic" style:parent-style-name="standard">
      <style:graphic-properties draw:stroke="none" draw:fill-color="#dc85e9" draw:textarea-horizontal-align="justify" draw:textarea-vertical-align="middle" draw:auto-grow-height="false" fo:min-height="1cm" fo:min-width="3.501cm"/>
      <style:paragraph-properties style:writing-mode="lr-tb"/>
    </style:style>
    <style:style style:name="gr24" style:family="graphic" style:parent-style-name="objectwithoutfill">
      <style:graphic-properties svg:stroke-width="0.106cm" svg:stroke-color="#ff0000" draw:marker-start="Extrémités_20_de_20_flèche_20_19" draw:marker-start-width="0.459cm" draw:marker-end="Extrémités_20_de_20_flèche_20_19" draw:marker-end-width="0.459cm" draw:fill="none" draw:textarea-vertical-align="middle" fo:padding-top="0.178cm" fo:padding-bottom="0.178cm" fo:padding-left="0.303cm" fo:padding-right="0.303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svg:stroke-width="0.106cm" svg:stroke-color="#ff0000" draw:marker-start-width="0.359cm" draw:marker-end="Extrémités_20_de_20_flèche_20_20" draw:marker-end-width="0.459cm" draw:fill="none" draw:textarea-vertical-align="middle" fo:padding-top="0.178cm" fo:padding-bottom="0.178cm" fo:padding-left="0.303cm" fo:padding-right="0.303cm"/>
    </style:style>
    <style:style style:name="gr30" style:family="graphic" style:parent-style-name="objectwithoutfill">
      <style:graphic-properties svg:stroke-width="0.106cm" svg:stroke-color="#ff0000" draw:marker-start-width="0.359cm" draw:marker-end="Extrémités_20_de_20_flèche_20_21" draw:marker-end-width="0.459cm" draw:fill="none" draw:textarea-vertical-align="middle" fo:padding-top="0.178cm" fo:padding-bottom="0.178cm" fo:padding-left="0.303cm" fo:padding-right="0.303cm"/>
    </style:style>
    <style:style style:name="gr31" style:family="graphic" style:parent-style-name="objectwithoutfill">
      <style:graphic-properties svg:stroke-width="0.106cm" svg:stroke-color="#ff0000" draw:marker-start-width="0.359cm" draw:marker-end="Extrémités_20_de_20_flèche_20_22" draw:marker-end-width="0.459cm" draw:fill="none" draw:textarea-vertical-align="middle" fo:padding-top="0.178cm" fo:padding-bottom="0.178cm" fo:padding-left="0.303cm" fo:padding-right="0.303cm"/>
    </style:style>
    <style:style style:name="gr32" style:family="graphic" style:parent-style-name="objectwithoutfill">
      <style:graphic-properties svg:stroke-width="0.106cm" svg:stroke-color="#ff0000" draw:marker-start-width="0.359cm" draw:marker-end="Extrémités_20_de_20_flèche_20_23" draw:marker-end-width="0.459cm" draw:fill="none" draw:textarea-vertical-align="middle" fo:padding-top="0.178cm" fo:padding-bottom="0.178cm" fo:padding-left="0.303cm" fo:padding-right="0.303cm"/>
    </style:style>
    <style:style style:name="gr33"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34" style:family="graphic" style:parent-style-name="standard">
      <style:graphic-properties draw:stroke="none" draw:opacity="48%" draw:textarea-horizontal-align="justify" draw:textarea-vertical-align="middle" draw:auto-grow-height="false" fo:min-height="13.25cm" fo:min-width="5.5cm"/>
    </style:style>
    <style:style style:name="gr35" style:family="graphic" style:parent-style-name="standard">
      <style:graphic-properties draw:stroke="none" draw:fill-color="#f5cd53" draw:opacity="64%" draw:textarea-horizontal-align="justify" draw:textarea-vertical-align="middle" draw:auto-grow-height="false" fo:min-height="13.25cm" fo:min-width="5.5cm"/>
    </style:style>
    <style:style style:name="gr36" style:family="graphic" style:parent-style-name="standard">
      <style:graphic-properties draw:stroke="none" draw:fill-color="#808080" draw:opacity="41%" draw:textarea-horizontal-align="justify" draw:textarea-vertical-align="middle" draw:auto-grow-height="false" fo:min-height="13.25cm" fo:min-width="5.5cm"/>
    </style:style>
    <style:style style:name="gr37" style:family="graphic" style:parent-style-name="standard">
      <style:graphic-properties draw:stroke="none" draw:fill-color="#0369a3" draw:textarea-horizontal-align="justify" draw:textarea-vertical-align="middle" draw:auto-grow-height="false" fo:min-height="6.04cm" fo:min-width="6.104cm"/>
    </style:style>
    <style:style style:name="gr38" style:family="graphic" style:parent-style-name="standard">
      <style:graphic-properties draw:stroke="none" svg:stroke-color="#000000" draw:fill="none" draw:fill-color="#ffffff" draw:auto-grow-height="true" draw:auto-grow-width="false" fo:max-height="0cm" fo:min-height="5.25cm"/>
      <style:paragraph-properties style:writing-mode="lr-tb"/>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93cm, 3.528cm, 1.36cm, 3.679cm)" draw:image-opacity="100%" style:mirror="none"/>
    </style:style>
    <style:style style:name="gr4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4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42" style:family="graphic" style:parent-style-name="standard">
      <style:graphic-properties draw:stroke="none" svg:stroke-color="#f2cbf8" draw:fill-color="#f2cbf8" draw:opacity="40%" draw:textarea-horizontal-align="justify" draw:textarea-vertical-align="middle" draw:auto-grow-height="false" fo:min-height="6.341cm" fo:min-width="4.8cm"/>
      <style:paragraph-properties style:writing-mode="lr-tb"/>
    </style:style>
    <style:style style:name="gr43" style:family="graphic" style:parent-style-name="standard">
      <style:graphic-properties draw:stroke="none" svg:stroke-color="#f2cbf8" draw:fill-color="#f2cbf8" draw:opacity="40%" draw:textarea-horizontal-align="justify" draw:textarea-vertical-align="middle" draw:auto-grow-height="false" fo:min-height="1.76cm" fo:min-width="4.301cm"/>
      <style:paragraph-properties style:writing-mode="lr-tb"/>
    </style:style>
    <style:style style:name="gr44" style:family="graphic" style:parent-style-name="standard">
      <style:graphic-properties svg:stroke-width="0.081cm" draw:marker-start-width="0.321cm" draw:marker-end-width="0.321cm" draw:textarea-vertical-align="middle" fo:padding-top="0.165cm" fo:padding-bottom="0.165cm" fo:padding-left="0.29cm" fo:padding-right="0.29cm"/>
    </style:style>
    <style:style style:name="gr45" style:family="graphic" style:parent-style-name="standard">
      <style:graphic-properties draw:stroke="none" draw:textarea-horizontal-align="justify" draw:textarea-vertical-align="middle" draw:auto-grow-height="false" fo:min-height="0.458cm" fo:min-width="0.208cm" fo:wrap-option="wrap"/>
    </style:style>
    <style:style style:name="gr46"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581cm"/>
      <style:paragraph-properties style:writing-mode="lr-tb"/>
    </style:style>
    <style:style style:name="gr48" style:family="graphic" style:parent-style-name="standard">
      <style:graphic-properties draw:stroke="none" draw:fill-color="#f2cbf8" draw:opacity="40%" draw:textarea-horizontal-align="justify" draw:textarea-vertical-align="middle" draw:auto-grow-height="false" fo:min-height="10.4cm" fo:min-width="2.742cm"/>
    </style:style>
    <style:style style:name="gr49" style:family="graphic" style:parent-style-name="standard">
      <style:graphic-properties draw:stroke="none" draw:fill-color="#f2cbf8" draw:opacity="40%" draw:textarea-horizontal-align="justify" draw:textarea-vertical-align="middle" draw:auto-grow-height="false" fo:min-height="1.696cm" fo:min-width="2.767cm" fo:wrap-option="wrap"/>
    </style:style>
    <style:style style:name="gr50"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5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draw:fill-color="#fde9a9" draw:opacity="68%" draw:textarea-vertical-align="middle"/>
    </style:style>
    <style:style style:name="gr54" style:family="graphic" style:parent-style-name="standard">
      <style:graphic-properties draw:stroke="none" svg:stroke-color="#000000" draw:fill="none" draw:fill-color="#ffffff" draw:opacity="68%" draw:auto-grow-height="true" draw:auto-grow-width="false" fo:max-height="0cm" fo:min-height="6.25cm"/>
      <style:paragraph-properties style:writing-mode="lr-tb"/>
    </style:style>
    <style:style style:name="gr55" style:family="graphic" style:parent-style-name="standard">
      <style:graphic-properties draw:stroke="none" draw:fill-color="#dc85e9" draw:opacity="57%" draw:textarea-horizontal-align="justify" draw:textarea-vertical-align="middle" draw:auto-grow-height="false" fo:min-height="3.188cm" fo:min-width="4.001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1.975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color="#aadcf7"/>
      <style:paragraph-properties fo:text-align="center" style:writing-mode="lr-tb"/>
      <style:text-properties fo:font-size="12pt" style:font-size-asian="12pt" style:font-size-complex="12pt"/>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style:writing-mode="lr-tb"/>
      <style:text-properties fo:color="#8e03a3" loext:opacity="100%"/>
    </style:style>
    <style:style style:name="P4" style:family="paragraph">
      <loext:graphic-properties draw:fill="none" draw:fill-color="#ffffff"/>
      <style:paragraph-properties fo:margin-left="0cm" fo:margin-right="0cm" fo:text-align="center" fo:text-indent="0cm" style:writing-mode="lr-tb"/>
      <style:text-properties fo:color="#8e03a3" loext:opacity="100%"/>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color="#8e03a3" loext:opacity="100%" style:font-name="Andale Mono"/>
    </style:style>
    <style:style style:name="P7" style:family="paragraph">
      <loext:graphic-properties draw:fill-color="#f9cfb5"/>
      <style:paragraph-properties fo:text-align="center" style:writing-mode="lr-tb"/>
    </style:style>
    <style:style style:name="P8" style:family="paragraph">
      <style:paragraph-properties fo:text-align="center" style:writing-mode="lr-t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writing-mode="lr-tb"/>
      <style:text-properties fo:color="#fc5c00" loext:opacity="100%" style:font-name="Arial Black" fo:font-size="14pt" fo:font-weight="bold" style:font-size-asian="14pt" style:font-weight-asian="bold" style:font-size-complex="14pt" style:font-weight-complex="bold"/>
    </style:style>
    <style:style style:name="P13" style:family="paragraph">
      <loext:graphic-properties draw:fill-color="#ffffff"/>
      <style:paragraph-properties style:writing-mode="lr-tb"/>
    </style:style>
    <style:style style:name="P14" style:family="paragraph">
      <loext:graphic-properties draw:fill-color="#ccf4c6"/>
      <style:paragraph-properties fo:text-align="center"/>
    </style:style>
    <style:style style:name="P15" style:family="paragraph">
      <loext:graphic-properties draw:fill="none" draw:fill-color="#ffffff"/>
      <style:paragraph-properties style:writing-mode="lr-tb"/>
      <style:text-properties fo:color="#106802" loext:opacity="100%" style:font-name="DejaVu Sans Mono1" fo:font-size="32pt" fo:font-weight="bold" style:font-size-asian="32pt" style:font-weight-asian="bold" style:font-size-complex="32pt" style:font-weight-complex="bold"/>
    </style:style>
    <style:style style:name="P16" style:family="paragraph">
      <loext:graphic-properties draw:fill-color="#0369a3"/>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Mono1" fo:font-size="14pt" fo:font-weight="bold" style:font-size-asian="14pt" style:font-weight-asian="bold" style:font-size-complex="14pt" style:font-weight-complex="bold"/>
    </style:style>
    <style:style style:name="P18" style:family="paragraph">
      <loext:graphic-properties draw:fill-color="#fde9a9"/>
      <style:paragraph-properties fo:text-align="center"/>
    </style:style>
    <style:style style:name="P19" style:family="paragraph">
      <loext:graphic-properties draw:fill="none" draw:fill-color="#ffffff"/>
      <style:paragraph-properties fo:text-align="center" style:writing-mode="lr-tb"/>
      <style:text-properties fo:color="#622502" loext:opacity="100%" style:font-name="DejaVu Sans Mono1" fo:font-size="14pt" fo:font-weight="bold" style:font-size-asian="14pt" style:font-weight-asian="bold" style:font-size-complex="14pt" style:font-weight-complex="bold"/>
    </style:style>
    <style:style style:name="P20" style:family="paragraph">
      <style:paragraph-properties fo:text-align="center" style:writing-mode="lr-tb"/>
      <style:text-properties fo:color="#530260" loext:opacity="100%" style:font-name="DejaVu Sans Mono1" fo:font-weight="bold" style:font-weight-asian="bold" style:font-weight-complex="bold"/>
    </style:style>
    <style:style style:name="P21" style:family="paragraph">
      <loext:graphic-properties draw:fill-color="#dc85e9"/>
      <style:paragraph-properties fo:text-align="center" style:writing-mode="lr-tb"/>
      <style:text-properties fo:color="#530260" loext:opacity="100%" style:font-name="DejaVu Sans Mono1" fo:font-weight="bold" style:font-weight-asian="bold" style:font-weight-complex="bold"/>
    </style:style>
    <style:style style:name="P22" style:family="paragraph">
      <style:paragraph-properties fo:margin-left="0cm" fo:margin-right="0cm" fo:margin-top="0cm" fo:margin-bottom="0cm" fo:line-height="100%" fo:text-align="center" fo:text-indent="0cm"/>
      <style:text-properties fo:font-size="14pt" style:font-size-asian="14pt" style:font-size-complex="14pt"/>
    </style:style>
    <style:style style:name="P23"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fo:font-size="14pt" fo:font-style="italic" fo:font-weight="normal" style:font-size-asian="14pt" style:font-style-asian="italic" style:font-weight-asian="normal" style:font-size-complex="14pt" style:font-style-complex="italic" style:font-weight-complex="normal"/>
    </style:style>
    <style:style style:name="P24" style:family="paragraph">
      <loext:graphic-properties draw:opacity="48%"/>
      <style:paragraph-properties fo:text-align="center"/>
    </style:style>
    <style:style style:name="P25" style:family="paragraph">
      <loext:graphic-properties draw:fill-color="#f5cd53" draw:opacity="64%"/>
      <style:paragraph-properties fo:text-align="center"/>
    </style:style>
    <style:style style:name="P26" style:family="paragraph">
      <loext:graphic-properties draw:fill-color="#808080" draw:opacity="41%"/>
      <style:paragraph-properties fo:text-align="center"/>
    </style:style>
    <style:style style:name="P27" style:family="paragraph">
      <loext:graphic-properties draw:fill-color="#ffffff"/>
      <style:paragraph-properties style:writing-mode="lr-tb"/>
      <style:text-properties fo:font-size="20pt"/>
    </style:style>
    <style:style style:name="P28" style:family="paragraph">
      <style:paragraph-properties fo:text-align="center" style:writing-mode="lr-tb"/>
      <style:text-properties fo:color="#8e03a3" loext:opacity="100%" style:font-name="DejaVu Sans Mono1" fo:font-weight="bold" style:font-weight-asian="bold" style:font-weight-complex="bold"/>
    </style:style>
    <style:style style:name="P29" style:family="paragraph">
      <loext:graphic-properties draw:fill-color="#f2cbf8" draw:opacity="40%"/>
      <style:paragraph-properties fo:text-align="center" style:writing-mode="lr-tb"/>
      <style:text-properties fo:color="#8e03a3" loext:opacity="100%" style:font-name="DejaVu Sans Mono1" fo:font-weight="bold" style:font-weight-asian="bold" style:font-weight-complex="bold"/>
    </style:style>
    <style:style style:name="P30" style:family="paragraph">
      <style:paragraph-properties fo:text-align="center" style:writing-mode="lr-tb"/>
      <style:text-properties fo:color="#c9211e" loext:opacity="100%" style:font-name="DejaVu Sans Mono1" fo:font-weight="bold" style:font-weight-asian="bold" style:font-weight-complex="bold"/>
    </style:style>
    <style:style style:name="P31" style:family="paragraph">
      <loext:graphic-properties draw:fill-color="#f2cbf8" draw:opacity="40%"/>
      <style:paragraph-properties fo:text-align="center" style:writing-mode="lr-tb"/>
      <style:text-properties fo:color="#c9211e" loext:opacity="100%" style:font-name="DejaVu Sans Mono1" fo:font-weight="bold" style:font-weight-asian="bold" style:font-weight-complex="bold"/>
    </style:style>
    <style:style style:name="P32"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style:style>
    <style:style style:name="P33" style:family="paragraph">
      <loext:graphic-properties draw:fill="none" draw:fill-color="#ffffff"/>
      <style:paragraph-properties fo:text-align="center" style:writing-mode="lr-tb"/>
      <style:text-properties fo:color="#622502" loext:opacity="100%" style:font-name="DejaVu Sans Mono1" fo:font-size="16pt" fo:font-weight="bold" style:font-size-asian="16pt" style:font-weight-asian="bold" style:font-size-complex="16pt" style:font-weight-complex="bold"/>
    </style:style>
    <style:style style:name="P34" style:family="paragraph">
      <loext:graphic-properties draw:fill-color="#f2cbf8" draw:opacity="40%"/>
      <style:paragraph-properties fo:text-align="center"/>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fo:font-style="italic" fo:font-weight="normal" style:font-style-asian="italic" style:font-weight-asian="normal" style:font-style-complex="italic" style:font-weight-complex="normal"/>
    </style:style>
    <style:style style:name="P36" style:family="paragraph">
      <loext:graphic-properties draw:fill-color="#fde9a9" draw:opacity="68%"/>
      <style:paragraph-properties fo:text-align="center"/>
    </style:style>
    <style:style style:name="P37" style:family="paragraph">
      <loext:graphic-properties draw:fill="none" draw:fill-color="#ffffff" draw:opacity="68%"/>
      <style:paragraph-properties fo:text-align="center" style:writing-mode="lr-tb"/>
      <style:text-properties fo:color="#622502" loext:opacity="100%" style:font-name="DejaVu Sans Mono1" fo:font-size="14pt" fo:font-weight="bold" style:font-size-asian="14pt" style:font-weight-asian="bold" style:font-size-complex="14pt" style:font-weight-complex="bold"/>
    </style:style>
    <style:style style:name="P38" style:family="paragraph">
      <loext:graphic-properties draw:fill-color="#dc85e9" draw:opacity="57%"/>
      <style:paragraph-properties fo:text-align="center" style:writing-mode="lr-tb"/>
      <style:text-properties fo:color="#530260" loext:opacity="100%" style:font-name="DejaVu Sans Mono1" fo:font-weight="bold" style:font-weight-asian="bold" style:font-weight-complex="bold"/>
    </style:style>
    <style:style style:name="P39" style:family="paragraph">
      <style:paragraph-properties fo:margin-left="0cm" fo:margin-right="0cm" fo:margin-top="0cm" fo:margin-bottom="0cm" fo:line-height="100%" fo:text-align="center" fo:text-indent="0cm" style:writing-mode="lr-tb"/>
    </style:style>
    <style:style style:name="P40" style:family="paragraph">
      <loext:graphic-properties draw:fill="none" draw:fill-color="#ffffff"/>
      <style:paragraph-properties fo:margin-left="0cm" fo:margin-right="0cm" fo:margin-top="0cm" fo:margin-bottom="0cm" fo:line-height="100%" fo:text-align="center" fo:text-indent="0cm" style:writing-mode="lr-tb"/>
    </style:style>
    <style:style style:name="T1" style:family="text">
      <style:text-properties fo:color="#8e03a3" loext:opacity="100%" fo:font-size="12pt" style:font-size-asian="12pt" style:font-size-complex="12pt"/>
    </style:style>
    <style:style style:name="T2" style:family="text">
      <style:text-properties fo:color="#8e03a3" loext:opacity="100%" style:font-name="Andale Mono"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c5c00" loext:opacity="100%" style:font-name="Arial Black" fo:font-size="14pt" fo:font-weight="bold" style:font-size-asian="14pt" style:font-weight-asian="bold" style:font-size-complex="14pt" style:font-weight-complex="bold"/>
    </style:style>
    <style:style style:name="T5" style:family="text">
      <style:text-properties fo:color="#106802" loext:opacity="100%" style:font-name="DejaVu Sans Mono1" fo:font-size="32pt" fo:font-weight="bold" style:font-size-asian="32pt" style:font-weight-asian="bold" style:font-size-complex="32pt" style:font-weight-complex="bold"/>
    </style:style>
    <style:style style:name="T6" style:family="text">
      <style:text-properties fo:color="#ffffff" loext:opacity="100%" style:font-name="DejaVu Sans Mono1" fo:font-size="14pt" fo:font-weight="bold" style:font-size-asian="14pt" style:font-weight-asian="bold" style:font-size-complex="14pt" style:font-weight-complex="bold"/>
    </style:style>
    <style:style style:name="T7" style:family="text">
      <style:text-properties fo:color="#622502" loext:opacity="100%" style:font-name="DejaVu Sans Mono1" fo:font-size="14pt" fo:font-weight="bold" style:font-size-asian="14pt" style:font-weight-asian="bold" style:font-size-complex="14pt" style:font-weight-complex="bold"/>
    </style:style>
    <style:style style:name="T8" style:family="text">
      <style:text-properties fo:color="#530260" loext:opacity="100%" style:font-name="DejaVu Sans Mono1" fo:font-weight="bold" style:font-weight-asian="bold" style:font-weight-complex="bold"/>
    </style:style>
    <style:style style:name="T9" style:family="text">
      <style:text-properties fo:color="#c9211e" loext:opacity="100%" style:font-name="DejaVu Sans Mono1"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color="#8e03a3" loext:opacity="100%" style:font-name="DejaVu Sans Mono1" fo:font-weight="bold" style:font-weight-asian="bold" style:font-weight-complex="bold"/>
    </style:style>
    <style:style style:name="T11" style:family="text">
      <style:text-properties fo:color="#c9211e" loext:opacity="100%" style:font-name="DejaVu Sans Mono1" fo:font-weight="bold" style:font-weight-asian="bold" style:font-weight-complex="bold"/>
    </style:style>
    <style:style style:name="T12" style:family="text">
      <style:text-properties fo:color="#622502" loext:opacity="100%" style:font-name="DejaVu Sans Mono1" fo:font-size="16pt" fo:font-weight="normal" style:font-size-asian="16pt" style:font-weight-asian="normal" style:font-size-complex="16pt" style:font-weight-complex="normal"/>
    </style:style>
    <style:style style:name="T13" style:family="text">
      <style:text-properties fo:color="#622502" loext:opacity="100%" style:font-name="DejaVu Sans Mono1" fo:font-size="16pt" fo:font-weight="bold" style:font-size-asian="16pt" style:font-weight-asian="bold" style:font-size-complex="16pt" style:font-weight-complex="bold"/>
    </style:style>
    <style:style style:name="T14" style:family="text">
      <style:text-properties fo:color="#c9211e" loext:opacity="100%" style:font-name="DejaVu Sans Mono1" fo:font-size="16pt" fo:font-weight="bold" style:font-size-asian="16pt" style:font-weight-asian="bold" style:font-size-complex="16pt" style:font-weight-complex="bold"/>
    </style:style>
    <style:style style:name="T15" style:family="text">
      <style:text-properties fo:color="#c9211e" loext:opacity="100%" style:font-name="DejaVu Sans Mono1"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xml:id="id4" draw:id="id4" draw:layer="layout" svg:width="2cm" svg:height="2cm" svg:x="12.5cm" svg:y="5.501cm">
          <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3" draw:layer="layout" svg:width="2.5cm" svg:height="1.203cm" draw:transform="rotate (0.780511241491864) translate (12.223cm 6.978cm)">
          <draw:text-box>
            <text:p text:style-name="P2"><text:span text:style-name="T1">En </text:span><text:span text:style-name="T2">cours</text:span><text:span text:style-name="T1"> de revue</text:span></text:p>
          </draw:text-box>
        </draw:frame>
        <draw:custom-shape draw:style-name="gr1" draw:text-style-name="P1" xml:id="id5" draw:id="id5" draw:layer="layout" svg:width="2cm" svg:height="2cm" svg:x="19.2cm" svg:y="5.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2" draw:id="id2" draw:layer="layout" svg:width="2cm" svg:height="2cm" svg:x="5.5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4" draw:layer="layout" svg:width="2.5cm" svg:height="0.725cm" draw:transform="rotate (0.785398163397448) translate (19.028cm 7.115cm)">
          <draw:text-box>
            <text:p text:style-name="P2"><text:span text:style-name="T1">clôturé</text:span></text:p>
          </draw:text-box>
        </draw:frame>
        <draw:frame draw:style-name="gr4" draw:text-style-name="P6" draw:layer="layout" svg:width="3.156cm" svg:height="1.207cm" draw:transform="rotate (0.77265725985789) translate (5.118cm 7.367cm)">
          <draw:text-box>
            <text:p text:style-name="P5"><text:span text:style-name="T2">Brouillon</text:span></text:p>
          </draw:text-box>
        </draw:frame>
        <draw:custom-shape draw:style-name="gr5" draw:text-style-name="P7" xml:id="id1" draw:id="id1" draw:layer="layout" svg:width="2cm" svg:height="2cm" svg:x="2.001cm" svg:y="5.503cm">
          <text:p text:style-name="P8"/>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xml:id="id7" draw:id="id7" draw:layer="layout" svg:width="2cm" svg:height="2cm" svg:x="16cm" svg:y="5.501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15.652cm" svg:y="5.685cm">
          <draw:text-box>
            <text:p text:style-name="P9"><text:span text:style-name="T3">Validation</text:span></text:p>
          </draw:text-box>
        </draw:frame>
        <draw:custom-shape draw:style-name="gr6" draw:text-style-name="P8" xml:id="id6" draw:id="id6" draw:layer="layout" svg:width="2cm" svg:height="2cm" svg:x="22.5cm" svg:y="5.502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3" draw:id="id3" draw:layer="layout" svg:width="2cm" svg:height="2cm" svg:x="9cm" svg:y="5.5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8.632cm" svg:y="5.684cm">
          <draw:text-box>
            <text:p text:style-name="P9"><text:span text:style-name="T3">Rédaction</text:span></text:p>
          </draw:text-box>
        </draw:frame>
        <draw:frame draw:style-name="gr7" draw:text-style-name="P10" draw:layer="layout" svg:width="2.884cm" svg:height="1.199cm" svg:x="22.116cm" svg:y="5.686cm">
          <draw:text-box>
            <text:p text:style-name="P9"><text:span text:style-name="T3">Publication</text:span></text:p>
          </draw:text-box>
        </draw:frame>
        <draw:connector draw:style-name="gr8" draw:text-style-name="P11" draw:layer="layout" svg:x1="4.001cm" svg:y1="6.503cm" svg:x2="5.5cm" svg:y2="6.5cm" draw:start-shape="id1" draw:start-glue-point="10" draw:end-shape="id2" draw:end-glue-point="5" svg:d="M4001 6503h750v-3h749" svg:viewBox="0 0 1500 4">
          <text:p/>
        </draw:connector>
        <draw:connector draw:style-name="gr9" draw:text-style-name="P11" draw:layer="layout" svg:x1="7.5cm" svg:y1="6.5cm" svg:x2="9cm" svg:y2="6.5cm" draw:start-shape="id2" draw:start-glue-point="7" draw:end-shape="id3" draw:end-glue-point="6" svg:d="M7500 6500h1500" svg:viewBox="0 0 1501 1">
          <text:p/>
        </draw:connector>
        <draw:connector draw:style-name="gr10" draw:text-style-name="P11" draw:layer="layout" svg:x1="11cm" svg:y1="6.5cm" svg:x2="12.5cm" svg:y2="6.501cm" draw:start-shape="id3" draw:start-glue-point="10" draw:end-shape="id4" draw:end-glue-point="5" svg:d="M11000 6500h750v1h750" svg:viewBox="0 0 1501 2">
          <text:p/>
        </draw:connector>
        <draw:line draw:style-name="gr11" draw:text-style-name="P11" draw:layer="layout" svg:x1="18cm" svg:y1="6.5cm" svg:x2="19.2cm" svg:y2="6.5cm">
          <text:p/>
        </draw:line>
        <draw:connector draw:style-name="gr12" draw:text-style-name="P11" draw:layer="layout" svg:x1="21.2cm" svg:y1="6.501cm" svg:x2="22.5cm" svg:y2="6.502cm" draw:start-shape="id5" draw:start-glue-point="7" draw:end-shape="id6" draw:end-glue-point="6" svg:d="M21200 6501h651v1h649" svg:viewBox="0 0 1301 2">
          <text:p/>
        </draw:connector>
        <draw:connector draw:style-name="gr13" draw:text-style-name="P11" draw:layer="layout" svg:x1="14.5cm" svg:y1="6.501cm" svg:x2="16cm" svg:y2="6.501cm" draw:start-shape="id4" draw:start-glue-point="7" draw:end-shape="id7" draw:end-glue-point="6" svg:d="M14500 6501h1500" svg:viewBox="0 0 1501 1">
          <text:p/>
        </draw:connector>
        <draw:connector draw:style-name="gr14" draw:text-style-name="P11" draw:layer="layout" draw:line-skew="0.497cm" svg:x1="13.5cm" svg:y1="7.501cm" svg:x2="10cm" svg:y2="7.5cm" draw:start-shape="id4" draw:start-glue-point="6" draw:end-shape="id3" draw:end-glue-point="8" svg:d="M13500 7501v998h-3500v-999" svg:viewBox="0 0 3501 1000">
          <text:p/>
        </draw:connector>
        <draw:connector draw:style-name="gr15" draw:text-style-name="P11" draw:layer="layout" draw:line-skew="-0.499cm" svg:x1="17cm" svg:y1="5.501cm" svg:x2="10cm" svg:y2="5.5cm" draw:start-shape="id7" draw:start-glue-point="4" draw:end-shape="id3" draw:end-glue-point="4" svg:d="M17000 5501v-1000h-7000v999" svg:viewBox="0 0 7001 1001">
          <text:p/>
        </draw:connector>
        <draw:frame draw:style-name="gr16" draw:text-style-name="P12" draw:layer="layout" svg:width="3cm" svg:height="0.95cm" svg:x="1.484cm" svg:y="5.982cm">
          <draw:text-box>
            <text:p text:style-name="P9"><text:span text:style-name="T4">Création</text:span></text:p>
          </draw:text-box>
        </draw:frame>
        <presentation:notes draw:style-name="dp2">
          <draw:page-thumbnail draw:style-name="gr17"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18" draw:text-style-name="P14" draw:layer="layout" svg:width="16cm" svg:height="9.2cm" svg:x="6.8cm" svg:y="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5" draw:layer="layout" svg:width="7.5cm" svg:height="1.568cm" svg:x="13.9cm" svg:y="2.732cm">
          <draw:text-box>
            <text:p><text:span text:style-name="T5">Cloud IaaS</text:span></text:p>
          </draw:text-box>
        </draw:frame>
        <draw:custom-shape draw:style-name="gr20" draw:text-style-name="P16" xml:id="id8" draw:id="id8" draw:layer="layout" svg:width="7cm" svg:height="5cm" svg:x="7.8cm" svg:y="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9" draw:text-style-name="P17" xml:id="id11" draw:id="id11" draw:layer="layout" svg:width="4cm" svg:height="1.568cm" svg:x="9.2cm" svg:y="5cm">
          <draw:text-box>
            <text:p text:style-name="P9"><text:span text:style-name="T6">Application</text:span><text:span text:style-name="T6"><text:line-break/></text:span><text:span text:style-name="T6">Server</text:span></text:p>
          </draw:text-box>
        </draw:frame>
        <draw:circle draw:style-name="gr21" draw:text-style-name="P18" draw:layer="layout" svg:width="3cm" svg:height="3cm" draw:transform="rotate (-3.14159265358979) translate (12.7cm 9.6cm)" draw:kind="cut" draw:start-angle="93.96" draw:end-angle="358.75">
          <text:p/>
        </draw:circle>
        <draw:frame draw:style-name="gr22" draw:text-style-name="P19" draw:layer="layout" svg:width="1.6cm" svg:height="0.831cm" svg:x="10.4cm" svg:y="7.5cm">
          <draw:text-box>
            <text:p text:style-name="P9"><text:span text:style-name="T7">GED</text:span></text:p>
          </draw:text-box>
        </draw:frame>
        <draw:custom-shape draw:style-name="gr23" draw:text-style-name="P21" xml:id="id9" draw:id="id9" draw:layer="layout" svg:width="4cm" svg:height="2cm" svg:x="17.3cm" svg:y="6.5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4" draw:text-style-name="P11" draw:layer="layout" draw:type="line" svg:x1="14.8cm" svg:y1="7.5cm" svg:x2="17.3cm" svg:y2="7.5cm" draw:start-shape="id8" draw:start-glue-point="7" draw:end-shape="id9" draw:end-glue-point="6" svg:d="M14800 7500h2500" svg:viewBox="0 0 2501 1">
          <text:p/>
        </draw:connector>
        <draw:frame draw:style-name="gr25" draw:text-style-name="P11" xml:id="id13" draw:id="id13" draw:layer="layout" svg:width="2.499cm" svg:height="2.618cm" svg:x="2.401cm" svg:y="5cm">
          <draw:image xlink:href="Pictures/100000010000016500000063649206184E7D85DF.png" xlink:type="simple" xlink:show="embed" xlink:actuate="onLoad" draw:mime-type="image/png">
            <text:p/>
          </draw:image>
        </draw:frame>
        <draw:frame draw:style-name="gr26" draw:text-style-name="P11" xml:id="id14" draw:id="id14" draw:layer="layout" svg:width="1.999cm" svg:height="2.618cm" svg:x="3.101cm" svg:y="7.5cm">
          <draw:image xlink:href="Pictures/100000010000016500000063649206184E7D85DF.png" xlink:type="simple" xlink:show="embed" xlink:actuate="onLoad" draw:mime-type="image/png">
            <text:p/>
          </draw:image>
        </draw:frame>
        <draw:frame draw:style-name="gr27" draw:text-style-name="P11" xml:id="id12" draw:id="id12" draw:layer="layout" svg:width="2cm" svg:height="2.618cm" svg:x="2.501cm" svg:y="10.1cm">
          <draw:image xlink:href="Pictures/100000010000016500000063649206184E7D85DF.png" xlink:type="simple" xlink:show="embed" xlink:actuate="onLoad" draw:mime-type="image/png">
            <text:p/>
          </draw:image>
        </draw:frame>
        <draw:frame draw:style-name="gr28" draw:text-style-name="P11" xml:id="id10" draw:id="id10" draw:layer="layout" svg:width="1.999cm" svg:height="2.111cm" svg:x="3.07cm" svg:y="3cm">
          <draw:image xlink:href="Pictures/100000010000011D0000012D6E41D59883E38889.png" xlink:type="simple" xlink:show="embed" xlink:actuate="onLoad" draw:mime-type="image/png">
            <text:p/>
          </draw:image>
        </draw:frame>
        <draw:connector draw:style-name="gr29" draw:text-style-name="P11" draw:layer="layout" draw:type="curve" svg:x1="5.069cm" svg:y1="4.055cm" svg:x2="11.2cm" svg:y2="5cm" draw:start-shape="id10" draw:start-glue-point="1" draw:end-shape="id11" draw:end-glue-point="0" svg:d="M5069 4055c4088 0 6131 315 6131 945" svg:viewBox="0 0 6132 946">
          <text:p/>
        </draw:connector>
        <draw:connector draw:style-name="gr30" draw:text-style-name="P11" draw:layer="layout" draw:type="curve" svg:x1="4.501cm" svg:y1="11.409cm" svg:x2="11.3cm" svg:y2="10cm" draw:start-shape="id12" draw:start-glue-point="1" draw:end-shape="id8" draw:end-glue-point="6" svg:d="M4501 11409c4533 0 6799-469 6799-1409" svg:viewBox="0 0 6800 1410">
          <text:p/>
        </draw:connector>
        <draw:connector draw:style-name="gr31" draw:text-style-name="P11" draw:layer="layout" draw:type="curve" draw:line-skew="-0.012cm" svg:x1="4.9cm" svg:y1="6.309cm" svg:x2="7.8cm" svg:y2="7.5cm" draw:start-shape="id13" draw:start-glue-point="1" draw:end-shape="id8" draw:end-glue-point="5" svg:d="M4900 6309c2157 0 707 1191 2900 1191" svg:viewBox="0 0 2901 1192">
          <text:p/>
        </draw:connector>
        <draw:connector draw:style-name="gr32" draw:text-style-name="P11" draw:layer="layout" draw:type="curve" svg:x1="5.1cm" svg:y1="8.809cm" svg:x2="7.8cm" svg:y2="7.5cm" draw:start-shape="id14" draw:start-glue-point="1" draw:end-shape="id8" draw:end-glue-point="5" svg:d="M5100 8809c2025 0 675-1309 2700-1309" svg:viewBox="0 0 2701 1310">
          <text:p/>
        </draw:connector>
        <presentation:notes draw:style-name="dp2">
          <draw:page-thumbnail draw:style-name="gr17"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g>
          <draw:frame draw:style-name="gr25" draw:text-style-name="P11" draw:layer="layout" svg:width="2.499cm" svg:height="2.618cm" svg:x="1.502cm" svg:y="5.7cm">
            <draw:image xlink:href="Pictures/100000010000016500000063649206184E7D85DF.png" xlink:type="simple" xlink:show="embed" xlink:actuate="onLoad" draw:mime-type="image/png">
              <text:p/>
            </draw:image>
          </draw:frame>
          <draw:frame draw:style-name="gr26" draw:text-style-name="P11" draw:layer="layout" svg:width="1.999cm" svg:height="2.618cm" svg:x="2.202cm" svg:y="8.2cm">
            <draw:image xlink:href="Pictures/100000010000016500000063649206184E7D85DF.png" xlink:type="simple" xlink:show="embed" xlink:actuate="onLoad" draw:mime-type="image/png">
              <text:p/>
            </draw:image>
          </draw:frame>
          <draw:frame draw:style-name="gr27" draw:text-style-name="P11" draw:layer="layout" svg:width="2cm" svg:height="2.618cm" svg:x="1.602cm" svg:y="10.8cm">
            <draw:image xlink:href="Pictures/100000010000016500000063649206184E7D85DF.png" xlink:type="simple" xlink:show="embed" xlink:actuate="onLoad" draw:mime-type="image/png">
              <text:p/>
            </draw:image>
          </draw:frame>
          <draw:frame draw:style-name="gr28" draw:text-style-name="P11" draw:layer="layout" svg:width="1.999cm" svg:height="2.111cm" svg:x="2.171cm" svg:y="3.7cm">
            <draw:image xlink:href="Pictures/100000010000011D0000012D6E41D59883E38889.png" xlink:type="simple" xlink:show="embed" xlink:actuate="onLoad" draw:mime-type="image/png">
              <text:p/>
            </draw:image>
          </draw:frame>
        </draw:g>
        <draw:frame draw:style-name="gr33" draw:text-style-name="P23" draw:layer="layout" svg:width="5.3cm" svg:height="1.725cm" svg:x="0.235cm" svg:y="2.696cm">
          <draw:text-box>
            <text:p text:style-name="P22"><text:span text:style-name="T9">Collaborateurs</text:span></text:p>
          </draw:text-box>
        </draw:frame>
        <draw:custom-shape draw:style-name="gr34" draw:text-style-name="P24" draw:layer="layout" svg:width="6cm" svg:height="13.5cm" svg:x="6cm" svg:y="2cm">
          <text:p/>
          <draw:enhanced-geometry svg:viewBox="0 0 21600 21600" draw:type="rectangle" draw:enhanced-path="M 0 0 L 21600 0 21600 21600 0 21600 0 0 Z N"/>
        </draw:custom-shape>
        <draw:custom-shape draw:style-name="gr35" draw:text-style-name="P25" draw:layer="layout" svg:width="6cm" svg:height="13.5cm" svg:x="11.982cm" svg:y="2cm">
          <text:p/>
          <draw:enhanced-geometry svg:viewBox="0 0 21600 21600" draw:type="rectangle" draw:enhanced-path="M 0 0 L 21600 0 21600 21600 0 21600 0 0 Z N"/>
        </draw:custom-shape>
        <draw:custom-shape draw:style-name="gr36" draw:text-style-name="P26" draw:layer="layout" svg:width="6cm" svg:height="13.5cm" svg:x="17.982cm" svg:y="2cm">
          <text:p/>
          <draw:enhanced-geometry svg:viewBox="0 0 21600 21600" draw:type="rectangle" draw:enhanced-path="M 0 0 L 21600 0 21600 21600 0 21600 0 0 Z N"/>
        </draw:custom-shape>
        <draw:custom-shape draw:style-name="gr37" draw:text-style-name="P16" draw:layer="layout" svg:width="10.5cm" svg:height="10cm" svg:x="7cm" svg:y="5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8" draw:text-style-name="P17" draw:layer="layout" svg:width="10.5cm" svg:height="5.5cm" svg:x="7cm" svg:y="5cm">
          <draw:text-box>
            <text:p text:style-name="P9"><text:span text:style-name="T6">Application</text:span><text:span text:style-name="T6"><text:line-break/></text:span><text:span text:style-name="T6">Server</text:span></text:p>
          </draw:text-box>
        </draw:frame>
        <draw:ellipse draw:style-name="gr21" draw:text-style-name="P18" draw:layer="layout" svg:width="8.501cm" svg:height="7.91cm" draw:transform="rotate (-3.14159265358979) translate (16.2cm 14.51cm)" draw:kind="cut" draw:start-angle="93.96" draw:end-angle="358.75">
          <text:p/>
        </draw:ellipse>
        <draw:frame draw:style-name="gr22" draw:text-style-name="P19" draw:layer="layout" svg:width="1.601cm" svg:height="0.831cm" svg:x="11.2cm" svg:y="6.6cm">
          <draw:text-box>
            <text:p text:style-name="P9"><text:span text:style-name="T7">GED</text:span></text:p>
          </draw:text-box>
        </draw:frame>
        <presentation:notes draw:style-name="dp1">
          <draw:page-thumbnail draw:style-name="gr17" draw:layer="layout" svg:width="19.798cm" svg:height="11.136cm" svg:x="0.6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39" draw:text-style-name="P11" draw:layer="layout" svg:width="1.866cm" svg:height="1.999cm" svg:x="10.634cm" svg:y="13.001cm">
          <draw:image xlink:href="Pictures/10000001000002190000017C1292B209BFB5D29D.png" xlink:type="simple" xlink:show="embed" xlink:actuate="onLoad" draw:mime-type="image/png">
            <text:p/>
          </draw:image>
        </draw:frame>
        <draw:line draw:style-name="gr40" draw:text-style-name="P11" draw:layer="layout" svg:x1="11.515cm" svg:y1="11.2cm" svg:x2="11.515cm" svg:y2="9.2cm">
          <text:p/>
        </draw:line>
        <draw:line draw:style-name="gr41" draw:text-style-name="P11" draw:layer="layout" svg:x1="9.054cm" svg:y1="8.4cm" svg:x2="7.654cm" svg:y2="8.4cm">
          <text:p/>
        </draw:line>
        <draw:line draw:style-name="gr40" draw:text-style-name="P11" draw:layer="layout" svg:x1="11.465cm" svg:y1="3.5cm" svg:x2="11.465cm" svg:y2="4.5cm">
          <text:p/>
        </draw:line>
        <draw:line draw:style-name="gr41" draw:text-style-name="P11" draw:layer="layout" svg:x1="16.254cm" svg:y1="8.5cm" svg:x2="18.254cm" svg:y2="8.5cm">
          <text:p/>
        </draw:line>
        <draw:custom-shape draw:style-name="gr42" draw:text-style-name="P29" draw:layer="layout" svg:width="5.299cm" svg:height="8.2cm" svg:x="18.101cm" svg:y="4.7cm">
          <text:p text:style-name="P28"><text:span text:style-name="T10">Sauvegar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3" draw:text-style-name="P21" draw:layer="layout" svg:width="4cm" svg:height="2cm" svg:x="18.8cm" svg:y="9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31" draw:layer="layout" svg:width="4.8cm" svg:height="2.5cm" svg:x="9cm" svg:y="1.2cm">
          <text:p text:style-name="P30"><text:span text:style-name="T11">Acquisitio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1" draw:text-style-name="P11" draw:layer="layout" svg:x1="12.984cm" svg:y1="8.5cm" svg:x2="14.984cm" svg:y2="8.5cm">
          <text:p/>
        </draw:line>
        <draw:circle draw:style-name="gr44" draw:text-style-name="P9" draw:layer="layout" svg:width="1.5cm" svg:height="1.5cm" svg:x="14.984cm" svg:y="7.7cm" draw:kind="arc" draw:start-angle="56.13" draw:end-angle="308.42">
          <text:p/>
        </draw:circle>
        <draw:custom-shape draw:style-name="gr45" draw:text-style-name="P9" draw:layer="layout" svg:width="1cm" svg:height="1cm" svg:x="15.3cm" svg:y="7.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1" draw:layer="layout" svg:x1="11.475cm" svg:y1="5.705cm" svg:x2="11.475cm" svg:y2="7.705cm">
          <text:p/>
        </draw:line>
        <draw:custom-shape draw:style-name="gr23" draw:text-style-name="P21" draw:layer="layout" svg:width="4cm" svg:height="2cm" svg:x="18.801cm" svg:y="6.3cm">
          <text:p text:style-name="P20"><text:span text:style-name="T8">SA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6" draw:text-style-name="P32" draw:layer="layout" svg:width="4.5cm" svg:height="1.725cm" svg:x="18.7cm" svg:y="4.9cm">
          <draw:text-box>
            <text:p text:style-name="P5"><text:span text:style-name="T11">Sauvegarde</text:span></text:p>
          </draw:text-box>
        </draw:frame>
        <draw:g>
          <draw:frame draw:style-name="gr25" draw:text-style-name="P11" draw:layer="layout" svg:width="2.499cm" svg:height="2.618cm" svg:x="1.502cm" svg:y="5.7cm">
            <draw:image xlink:href="Pictures/100000010000016500000063649206184E7D85DF.png" xlink:type="simple" xlink:show="embed" xlink:actuate="onLoad" draw:mime-type="image/png">
              <text:p/>
            </draw:image>
          </draw:frame>
          <draw:frame draw:style-name="gr26" draw:text-style-name="P11" draw:layer="layout" svg:width="1.999cm" svg:height="2.618cm" svg:x="2.202cm" svg:y="8.2cm">
            <draw:image xlink:href="Pictures/100000010000016500000063649206184E7D85DF.png" xlink:type="simple" xlink:show="embed" xlink:actuate="onLoad" draw:mime-type="image/png">
              <text:p/>
            </draw:image>
          </draw:frame>
          <draw:frame draw:style-name="gr27" draw:text-style-name="P11" draw:layer="layout" svg:width="2cm" svg:height="2.618cm" svg:x="1.602cm" svg:y="10.8cm">
            <draw:image xlink:href="Pictures/100000010000016500000063649206184E7D85DF.png" xlink:type="simple" xlink:show="embed" xlink:actuate="onLoad" draw:mime-type="image/png">
              <text:p/>
            </draw:image>
          </draw:frame>
          <draw:frame draw:style-name="gr28" draw:text-style-name="P11" draw:layer="layout" svg:width="1.999cm" svg:height="2.111cm" svg:x="2.171cm" svg:y="3.7cm">
            <draw:image xlink:href="Pictures/100000010000011D0000012D6E41D59883E38889.png" xlink:type="simple" xlink:show="embed" xlink:actuate="onLoad" draw:mime-type="image/png">
              <text:p/>
            </draw:image>
          </draw:frame>
        </draw:g>
        <draw:circle draw:style-name="gr44" draw:text-style-name="P9" draw:layer="layout" svg:width="1.5cm" svg:height="1.5cm" draw:transform="rotate (1.5707963267949) translate (10.695cm 5.664cm)" draw:kind="arc" draw:start-angle="56.13" draw:end-angle="308.42">
          <text:p/>
        </draw:circle>
        <draw:custom-shape draw:style-name="gr45" draw:text-style-name="P9" draw:layer="layout" svg:width="1cm" svg:height="1cm" svg:x="10.981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1" draw:text-style-name="P18" draw:layer="layout" svg:width="4.7cm" svg:height="4.406cm" draw:transform="rotate (-3.14159265358979) translate (13.6cm 10.806cm)" draw:kind="cut" draw:start-angle="93.96" draw:end-angle="358.75">
          <text:p/>
        </draw:ellipse>
        <draw:frame draw:style-name="gr47" draw:text-style-name="P33" draw:layer="layout" svg:width="5.1cm" svg:height="2.831cm" svg:x="8.7cm" svg:y="7.4cm">
          <draw:text-box>
            <text:p text:style-name="P9"><text:span text:style-name="T12">GED</text:span><text:span text:style-name="T13"><text:line-break/></text:span><text:span text:style-name="T14">Traitement</text:span><text:span text:style-name="T14"><text:line-break/></text:span><text:span text:style-name="T14">Publication</text:span></text:p>
          </draw:text-box>
        </draw:frame>
        <draw:line draw:style-name="gr41" draw:text-style-name="P11" draw:layer="layout" svg:x1="6.384cm" svg:y1="8.4cm" svg:x2="4.384cm" svg:y2="8.4cm">
          <text:p/>
        </draw:line>
        <draw:circle draw:style-name="gr44" draw:text-style-name="P9" draw:layer="layout" svg:width="1.5cm" svg:height="1.5cm" draw:transform="rotate (-3.14159265358979) translate (7.654cm 9.2cm)" draw:kind="arc" draw:start-angle="56.13" draw:end-angle="308.42">
          <text:p/>
        </draw:circle>
        <draw:custom-shape draw:style-name="gr45" draw:text-style-name="P9" draw:layer="layout" svg:width="1cm" svg:height="1cm" draw:transform="rotate (-3.14159265358979) translate (7.338cm 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3.5cm" svg:height="11.5cm" svg:x="1.1cm" svg:y="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4" draw:layer="layout" svg:width="5cm" svg:height="3cm" svg:x="9.1cm" svg:y="1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 draw:text-style-name="P11" draw:layer="layout" svg:x1="11.525cm" svg:y1="13.005cm" svg:x2="11.525cm" svg:y2="12.405cm">
          <text:p/>
        </draw:line>
        <draw:circle draw:style-name="gr44" draw:text-style-name="P9" draw:layer="layout" svg:width="1.5cm" svg:height="1.5cm" draw:transform="rotate (-1.5707963267949) translate (12.295cm 11.241cm)" draw:kind="arc" draw:start-angle="56.13" draw:end-angle="308.42">
          <text:p/>
        </draw:circle>
        <draw:custom-shape draw:style-name="gr45" draw:text-style-name="P9" draw:layer="layout" svg:width="1cm" svg:height="1cm" draw:transform="rotate (-3.14159265358979) translate (12.009cm 12.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2" draw:layer="layout" svg:width="4.5cm" svg:height="1.725cm" svg:x="11.6cm" svg:y="13.201cm">
          <draw:text-box>
            <text:p text:style-name="P5"><text:span text:style-name="T11">Outils tiers</text:span></text:p>
          </draw:text-box>
        </draw:frame>
        <draw:frame draw:style-name="gr51" draw:text-style-name="P35" draw:layer="layout" svg:width="5.3cm" svg:height="1.725cm" svg:x="0.235cm" svg:y="2.696cm">
          <draw:text-box>
            <text:p text:style-name="P5"><text:span text:style-name="T15">Utilisateurs</text:span></text:p>
          </draw:text-box>
        </draw:frame>
        <presentation:notes draw:style-name="dp2">
          <draw:page-thumbnail draw:style-name="gr17" draw:layer="layout" svg:width="19.798cm" svg:height="11.136cm" svg:x="0.6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52" draw:text-style-name="P9" draw:layer="layout" svg:width="25.851cm" svg:height="15.749cm" svg:x="0.971cm" svg:y="0.004cm">
          <draw:image xlink:href="Pictures/10000001000005B000000377042F323811834DA6.png" xlink:type="simple" xlink:show="embed" xlink:actuate="onLoad" draw:mime-type="image/png">
            <text:p/>
          </draw:image>
        </draw:frame>
        <draw:ellipse draw:style-name="gr53" draw:text-style-name="P36" draw:layer="layout" svg:width="14.001cm" svg:height="13.516cm" draw:transform="rotate (-3.14159265358979) translate (19.7cm 14.716cm)" draw:kind="cut" draw:start-angle="93.96" draw:end-angle="358.75">
          <text:p/>
        </draw:ellipse>
        <draw:frame draw:style-name="gr54" draw:text-style-name="P37" draw:layer="layout" svg:width="13.999cm" svg:height="6.5cm" svg:x="5.701cm" svg:y="1.5cm">
          <draw:text-box>
            <text:p text:style-name="P9"><text:span text:style-name="T7">GED</text:span></text:p>
          </draw:text-box>
        </draw:frame>
        <draw:custom-shape draw:style-name="gr55" draw:text-style-name="P38" draw:layer="layout" svg:width="4.5cm" svg:height="5.5cm" svg:x="21.3cm" svg:y="5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6" draw:text-style-name="P40" draw:layer="layout" svg:width="4.5cm" svg:height="2.225cm" svg:x="21.3cm" svg:y="5.2cm">
          <draw:text-box>
            <text:p text:style-name="P39"><text:span text:style-name="T8">SGBdR</text:span></text:p>
          </draw:text-box>
        </draw:frame>
        <presentation:notes draw:style-name="dp2">
          <draw:page-thumbnail draw:style-name="gr17" draw:layer="layout" svg:width="19.798cm" svg:height="11.136cm" svg:x="0.6cm" svg:y="2.257cm" draw:page-number="5"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9" draw:display-name="Extrémités de flèche 19" svg:viewBox="0 0 20 40" svg:d="M0 40l10-40 10 4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0T16:20:10.788835194</meta:creation-date>
    <dc:date>2022-11-22T10:15:34.818519763</dc:date>
    <meta:editing-duration>PT3H11M1S</meta:editing-duration>
    <meta:editing-cycles>6</meta:editing-cycles>
    <meta:generator>LibreOffice/7.3.4.2$Linux_X86_64 LibreOffice_project/728fec16bd5f605073805c3c9e7c4212a0120dc5</meta:generator>
    <meta:document-statistic meta:object-count="120"/>
  </office:meta>
</office:document-meta>
</file>